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  <style:style style:name="T1" style:family="text">
      <style:text-properties officeooo:rsid="0022e1b5"/>
    </style:style>
    <style:style style:name="T2" style:family="text">
      <style:text-properties officeooo:rsid="00242a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/</text:a><text:span text:style-name="T2">8de1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4-27T08:57:36.516999859</dc:date>
    <meta:editing-duration>PT7M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8" meta:non-whitespace-character-count="58"/>
  </office:meta>
</office:document-meta>
</file>